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4e7d9" officeooo:paragraph-rsid="0019aa69"/>
    </style:style>
    <style:style style:name="P2" style:family="paragraph" style:parent-style-name="Standard">
      <style:text-properties style:font-name="Arial1" fo:font-size="14pt" fo:font-weight="bold" officeooo:rsid="0014e7d9" officeooo:paragraph-rsid="0019aa6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1" fo:font-size="14pt" fo:font-weight="bold" officeooo:rsid="0019aa69" officeooo:paragraph-rsid="0019aa6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1" fo:font-weight="bold" officeooo:rsid="0019aa69" officeooo:paragraph-rsid="0019aa69" style:font-weight-asian="bold" style:font-weight-complex="bold"/>
    </style:style>
    <style:style style:name="P5" style:family="paragraph" style:parent-style-name="Standard">
      <style:text-properties style:font-name="Arial1" fo:font-weight="bold" officeooo:rsid="0019b0ea" officeooo:paragraph-rsid="0019aa69" style:font-weight-asian="bold" style:font-weight-complex="bold"/>
    </style:style>
    <style:style style:name="P6" style:family="paragraph" style:parent-style-name="Standard">
      <style:text-properties style:font-name="Arial1" fo:font-weight="bold" officeooo:rsid="0019b0ea" officeooo:paragraph-rsid="0019b0ea" style:font-weight-asian="bold" style:font-weight-complex="bold"/>
    </style:style>
    <style:style style:name="P7" style:family="paragraph" style:parent-style-name="Standard">
      <style:text-properties style:font-name="Arial1" officeooo:rsid="0019b0ea" officeooo:paragraph-rsid="0019aa69"/>
    </style:style>
    <style:style style:name="P8" style:family="paragraph" style:parent-style-name="Standard">
      <style:text-properties style:font-name="Arial1" fo:font-weight="normal" officeooo:rsid="0019b0ea" officeooo:paragraph-rsid="0019b0ea" style:font-weight-asian="normal" style:font-weight-complex="normal"/>
    </style:style>
    <style:style style:name="T1" style:family="text">
      <style:text-properties officeooo:rsid="0019a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ducts Page</text:p>
      <text:p text:style-name="P2"/>
      <text:p text:style-name="P1">This test suit is focused on <text:span text:style-name="T1">products page</text:span> validation, checking for all possible users on different scenarios on Sauce Demo website.</text:p>
      <text:p text:style-name="P1"/>
      <text:p text:style-name="P1"/>
      <text:p text:style-name="P4">TC-1</text:p>
      <text:p text:style-name="P1">Feature: Products Page</text:p>
      <text:p text:style-name="P1"/>
      <text:p text:style-name="P1">Scenario: Verify the product list and details on the Products page</text:p>
      <text:p text:style-name="P1"><text:s text:c="2"/>Given I am logged in to the site as a "&lt;user&gt;"</text:p>
      <text:p text:style-name="P1"><text:s text:c="2"/>When I navigate to the "Products" page</text:p>
      <text:p text:style-name="P1"><text:s text:c="2"/>Then I see a list of available products</text:p>
      <text:p text:style-name="P1"/>
      <text:p text:style-name="P1">Scenario: Verify product details on the Products page</text:p>
      <text:p text:style-name="P1"><text:s text:c="2"/>Given I am logged in to the site as a "&lt;user&gt;"</text:p>
      <text:p text:style-name="P1"><text:s text:c="2"/>When I navigate to the "Products" page</text:p>
      <text:p text:style-name="P1"><text:s text:c="2"/>And I select a product from the list</text:p>
      <text:p text:style-name="P1"><text:s text:c="2"/>Then I see the details of the selected product</text:p>
      <text:p text:style-name="P1"/>
      <text:p text:style-name="P1">Examples:</text:p>
      <text:p text:style-name="P1"><text:s text:c="2"/>| user <text:s text:c="12"/>|</text:p>
      <text:p text:style-name="P1"><text:s text:c="2"/>| standard_user <text:s text:c="3"/>|</text:p>
      <text:p text:style-name="P1"><text:s text:c="2"/>| locked_out_user <text:s/>|</text:p>
      <text:p text:style-name="P1"><text:s text:c="2"/>| problem_user <text:s text:c="4"/>|</text:p>
      <text:p text:style-name="P1"><text:s text:c="2"/>| performance_glitch_user |</text:p>
      <text:p text:style-name="P1"/>
      <text:p text:style-name="P5">TC-2</text:p>
      <text:p text:style-name="P7">Feature: Products Sorting</text:p>
      <text:p text:style-name="P7"/>
      <text:p text:style-name="P7">Scenario: Verify product sorting on the Products page</text:p>
      <text:p text:style-name="P7"><text:s text:c="2"/>Given I am logged in to the site as a "&lt;user&gt;"</text:p>
      <text:p text:style-name="P7"><text:s text:c="2"/>When I navigate to the "Products" page</text:p>
      <text:p text:style-name="P7"><text:s text:c="2"/>And I select "&lt;sort_option&gt;" as the sorting option</text:p>
      <text:p text:style-name="P7"><text:s text:c="2"/>Then the products are displayed in corresponding order</text:p>
      <text:p text:style-name="P7"/>
      <text:p text:style-name="P7">Examples:</text:p>
      <text:p text:style-name="P7"><text:s text:c="2"/>| user <text:s text:c="12"/>| sort_option <text:s text:c="4"/>|</text:p>
      <text:p text:style-name="P7"><text:s text:c="2"/>| standard_user <text:s text:c="3"/>| Name (A to Z) <text:s text:c="2"/>|</text:p>
      <text:p text:style-name="P7"><text:s text:c="2"/>| locked_out_user <text:s/>| Name (Z to A) <text:s text:c="2"/>|</text:p>
      <text:p text:style-name="P7"><text:s text:c="2"/>| problem_user <text:s text:c="4"/>| Price (low to high) |</text:p>
      <text:p text:style-name="P7"><text:s text:c="2"/>| performance_glitch_user | Price (high to low) |</text:p>
      <text:p text:style-name="P7"/>
      <text:p text:style-name="P7"/>
      <text:p text:style-name="P6">TC-3</text:p>
      <text:p text:style-name="P8">Feature: Adding Products to Cart</text:p>
      <text:p text:style-name="P8"/>
      <text:p text:style-name="P8">Scenario: Verify adding a product to the cart</text:p>
      <text:p text:style-name="P8"><text:s text:c="2"/>Given I am logged in to the site as a "&lt;user&gt;"</text:p>
      <text:p text:style-name="P8"><text:s text:c="2"/>When I navigate to the "Products" page</text:p>
      <text:p text:style-name="P8"><text:s text:c="2"/>And I select a product from the list</text:p>
      <text:p text:style-name="P8"><text:s text:c="2"/>And I click the "Add to Cart" button</text:p>
      <text:p text:style-name="P8"><text:soft-page-break/><text:s text:c="2"/>Then the product is successfully added to the cart</text:p>
      <text:p text:style-name="P8"><text:s text:c="2"/>And I see a notification on the cart icon confirming the addition</text:p>
      <text:p text:style-name="P8"/>
      <text:p text:style-name="P8">Examples:</text:p>
      <text:p text:style-name="P8"><text:s text:c="2"/>| user <text:s text:c="12"/>|</text:p>
      <text:p text:style-name="P8"><text:s text:c="2"/>| standard_user <text:s text:c="3"/>|</text:p>
      <text:p text:style-name="P8"><text:s text:c="2"/>| locked_out_user <text:s/>|</text:p>
      <text:p text:style-name="P8"><text:s text:c="2"/>| problem_user <text:s text:c="4"/>|</text:p>
      <text:p text:style-name="P8"><text:s text:c="2"/>| performance_glitch_user |</text:p>
      <text:p text:style-name="P8"/>
      <text:p text:style-name="P6">TC-4</text:p>
      <text:p text:style-name="P8">Feature: Product Details Link</text:p>
      <text:p text:style-name="P8"/>
      <text:p text:style-name="P8">Scenario: Verify product details link redirection</text:p>
      <text:p text:style-name="P8"><text:s text:c="2"/>Given I am logged in to the site as a "&lt;user&gt;"</text:p>
      <text:p text:style-name="P8"><text:s text:c="2"/>When I navigate to the "Products" page</text:p>
      <text:p text:style-name="P8"><text:s text:c="2"/>And I select a product from the list</text:p>
      <text:p text:style-name="P8"><text:s text:c="2"/>And I click on the product name or image</text:p>
      <text:p text:style-name="P8"><text:s text:c="2"/>Then I am redirected to the product details page</text:p>
      <text:p text:style-name="P8"/>
      <text:p text:style-name="P8">Examples:</text:p>
      <text:p text:style-name="P8"><text:s text:c="2"/>| user <text:s text:c="12"/>|</text:p>
      <text:p text:style-name="P8"><text:s text:c="2"/>| standard_user <text:s text:c="3"/>|</text:p>
      <text:p text:style-name="P8"><text:s text:c="2"/>| locked_out_user <text:s/>|</text:p>
      <text:p text:style-name="P8"><text:s text:c="2"/>| problem_user <text:s text:c="4"/>|</text:p>
      <text:p text:style-name="P8"><text:s text:c="2"/>| performance_glitch_user |</text:p>
      <text:p text:style-name="P8"/>
      <text:p text:style-name="P6">TC-5</text:p>
      <text:p text:style-name="P8">Feature: Removing Items from the Cart</text:p>
      <text:p text:style-name="P8"/>
      <text:p text:style-name="P8">Scenario: Verify removal of item from the cart through the product page</text:p>
      <text:p text:style-name="P8"><text:s text:c="2"/>Given I am logged in to the site as a "&lt;user&gt;"</text:p>
      <text:p text:style-name="P8"><text:s text:c="2"/>When I navigate to the "Products" page</text:p>
      <text:p text:style-name="P8"><text:s text:c="2"/>And I select a product from the list</text:p>
      <text:p text:style-name="P8"><text:s text:c="2"/>And I click the "Add to Cart" button</text:p>
      <text:p text:style-name="P8"><text:s text:c="2"/>And I navigate to the "Cart" page</text:p>
      <text:p text:style-name="P8"><text:s text:c="2"/>Then the product is present in the cart</text:p>
      <text:p text:style-name="P8"/>
      <text:p text:style-name="P8"><text:s text:c="2"/>When I click on the product name or image from the cart page</text:p>
      <text:p text:style-name="P8"><text:s text:c="2"/>Then I am redirected to the product details page</text:p>
      <text:p text:style-name="P8"/>
      <text:p text:style-name="P8"><text:s text:c="2"/>When I am on the product details page</text:p>
      <text:p text:style-name="P8"><text:s text:c="2"/>And I click the "Remove" button</text:p>
      <text:p text:style-name="P8"><text:s text:c="2"/>Then the product is removed from the cart</text:p>
      <text:p text:style-name="P8"/>
      <text:p text:style-name="P8"><text:s text:c="2"/>When I navigate back to the "Cart" page</text:p>
      <text:p text:style-name="P8"><text:s text:c="2"/>Then the cart is empty</text:p>
      <text:p text:style-name="P8"/>
      <text:p text:style-name="P8">Examples:</text:p>
      <text:p text:style-name="P8"><text:s text:c="2"/>| user <text:s text:c="12"/>|</text:p>
      <text:p text:style-name="P8"><text:s text:c="2"/>| standard_user <text:s text:c="3"/>|</text:p>
      <text:p text:style-name="P8"><text:s text:c="2"/>| locked_out_user <text:s/>|</text:p>
      <text:p text:style-name="P8"><text:soft-page-break/><text:s text:c="2"/>| problem_user <text:s text:c="4"/>|</text:p>
      <text:p text:style-name="P8"><text:s text:c="2"/>| performance_glitch_user |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1:50:50.659000000</meta:creation-date>
    <dc:date>2023-07-21T13:14:13.680000000</dc:date>
    <meta:editing-duration>PT1H23M22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83" meta:word-count="504" meta:character-count="2907" meta:non-whitespace-character-count="2258"/>
  </office:meta>
</office:document-meta>
</file>